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1mm"/>
    </style:style>
    <style:style style:name="co2" style:family="table-column">
      <style:table-column-properties fo:break-before="auto" style:column-width="9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7.5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61.44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49.94mm"/>
    </style:style>
    <style:style style:name="co13" style:family="table-column">
      <style:table-column-properties fo:break-before="auto" style:column-width="47.17mm"/>
    </style:style>
    <style:style style:name="co14" style:family="table-column">
      <style:table-column-properties fo:break-before="auto" style:column-width="50.34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56.97mm"/>
    </style:style>
    <style:style style:name="co17" style:family="table-column">
      <style:table-column-properties fo:break-before="auto" style:column-width="31.89mm"/>
    </style:style>
    <style:style style:name="co18" style:family="table-column">
      <style:table-column-properties fo:break-before="auto" style:column-width="30.62mm"/>
    </style:style>
    <style:style style:name="co19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/>
  </office:automatic-styles>
  <office:body>
    <office:spreadsheet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zwy miejs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dzielnia prądowa głów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 Wiatrołąpie, na prawo od drzi wejściowych do garażu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arte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 spiżarni, na prawo za drzwiami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iętr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pral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tek – rozdziel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łóna rodzielnia gdzie są moduły systemu Fatek, modułu Modbus, i SolidCHIP (temperatury)</text:p>
          </table:table-cell>
        </table:table-row>
        <table:table-row table:style-name="ro1">
          <table:table-cell/>
          <table:table-cell office:value-type="string" calcext:value-type="string">
            <text:p>Fatek – szycie przewodów parter</text:p>
          </table:table-cell>
          <table:table-cell office:value-type="string" calcext:value-type="string">
            <text:p>SZ1</text:p>
          </table:table-cell>
          <table:table-cell office:value-type="string" calcext:value-type="string">
            <text:p>Pod rodzielnią fateka, szara puszka, na le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piętro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Pod rozdzielnia Fateka, szra puszka, na pra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inne (ogród, pozostałe)</text:p>
          </table:table-cell>
          <table:table-cell office:value-type="string" calcext:value-type="string">
            <text:p>SZ3</text:p>
          </table:table-cell>
          <table:table-cell office:value-type="string" calcext:value-type="string">
            <text:p>Na prawo od SZ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kaźniki pod zabudową w kuch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d zabudową w kuchni, łączenie twarde w RP2 do Fateka</text:p>
          </table:table-cell>
        </table:table-row>
        <table:table-row table:style-name="ro1">
          <table:table-cell/>
          <table:table-cell office:value-type="string" calcext:value-type="string">
            <text:p>Przekaźniki na lewo od pieca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uszka zewnątrzna ogród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Na ścianie od strony ogrodu, pod oknem z gabinetu</text:p>
          </table:table-cell>
        </table:table-row>
        <table:table-row table:style-name="ro1">
          <table:table-cell/>
          <table:table-cell office:value-type="string" calcext:value-type="string">
            <text:p>Puszka zewnętrzna garaż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Puszka na ścianie garażowej od strony lewych drzwi garażowych, za rogiem</text:p>
          </table:table-cell>
        </table:table-row>
        <table:table-row table:style-name="ro1">
          <table:table-cell/>
          <table:table-cell office:value-type="string" calcext:value-type="string">
            <text:p>Puszka brama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Puszka między furtką a bramą główną</text:p>
          </table:table-cell>
        </table:table-row>
        <table:table-row table:style-name="ro1">
          <table:table-cell/>
          <table:table-cell office:value-type="string" calcext:value-type="string">
            <text:p>Puszka taras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Puszka na tarasie nad garażem</text:p>
          </table:table-cell>
        </table:table-row>
      </table:table>
      <table:table table:name="Parter X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office:value-type="string" calcext:value-type="string">
            <text:p>11-5</text:p>
          </table:table-cell>
          <table:table-cell office:value-type="string" calcext:value-type="string">
            <text:p>2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3]+([.J172]-[.I172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4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office:value-type="string" calcext:value-type="string">
            <text:p>126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office:value-type="string" calcext:value-type="string">
            <text:p>127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office:value-type="string" calcext:value-type="string">
            <text:p>12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office:forms form:automatic-focus="false" form:apply-design-mode="false"/>
        <table:table-column table:style-name="co8" table:default-cell-style-name="ce2"/>
        <table:table-column table:style-name="co7" table:default-cell-style-name="ce4"/>
        <table:table-column table:style-name="co9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53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-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53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ośw Rekraacja Kinkiet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+12 v - zasilanie 12V do FA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ND – zasilanie 12V do FAT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(przekaźniki pod sufitem, w zabudowie, łączenie w szawce 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office:value-type="float" office:value="1160" calcext:value-type="float">
            <text:p>116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pod kominkiem, dostęp przz kratkę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office:forms form:automatic-focus="false" form:apply-design-mode="false"/>
        <table:table-column table:style-name="co10" table:default-cell-style-name="ce2"/>
        <table:table-column table:style-name="co7" table:default-cell-style-name="ce4"/>
        <table:table-column table:style-name="co11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4" office:value-type="string" calcext:value-type="string">
            <text:p>masa 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42"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42" office:value-type="float" office:value="164" calcext:value-type="float">
            <text:p>164</text:p>
          </table:table-cell>
          <table:table-cell table:style-name="ce42" table:formula="of:=[.I221]-[.H221]+[.H222]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2" table:default-cell-style-name="ce2"/>
        <table:table-column table:style-name="co7" table:default-cell-style-name="ce4"/>
        <table:table-column table:style-name="co13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5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42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42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office:value-type="string" calcext:value-type="string">
            <text:p>Rekraacja – punkt TV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47" office:value-type="string" calcext:value-type="string">
            <text:p>Rekreacja 2</text:p>
          </table:table-cell>
          <table:table-cell office:value-type="string" calcext:value-type="string">
            <text:p>Rekraacja – przy wyjsciu na zewnątrz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 – łączenie beczką w R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0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46"/>
          <table:table-cell table:number-columns-repeated="3"/>
        </table:table-row>
        <table:table-row table:style-name="ro1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09:25:55.11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9-11-16T17:15:01.260000000</dc:date>
    <meta:editing-duration>P9DT12H49M59S</meta:editing-duration>
    <meta:editing-cycles>282</meta:editing-cycles>
    <meta:generator>LibreOffice/6.2.4.2$Windows_X86_64 LibreOffice_project/2412653d852ce75f65fbfa83fb7e7b669a126d64</meta:generator>
    <dc:creator>Jakub Czyżkowski</dc:creator>
    <meta:document-statistic meta:table-count="7" meta:cell-count="2594" meta:object-count="0"/>
  </office:meta>
</office:document-meta>
</file>